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076" calcext:value-type="float">
            <text:p>3.6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204" calcext:value-type="float">
            <text:p>4.2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356" calcext:value-type="float">
            <text:p>3.9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34" calcext:value-type="float">
            <text:p>4.6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" calcext:value-type="float">
            <text:p>4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0684" calcext:value-type="float">
            <text:p>4.7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196" calcext:value-type="float">
            <text:p>4.2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1692" calcext:value-type="float">
            <text:p>3.6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62" calcext:value-type="float">
            <text:p>3.8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034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